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7D000001E907792B3DC46BDBD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1898in" svg:y="-0.0409in" svg:width="6.9252in" svg:height="2.0382in" draw:z-index="0"><draw:image xlink:href="Pictures/100002010000067D000001E907792B3DC46BDBDA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22:24:55.590412100</meta:creation-date>
    <dc:date>2020-05-01T00:48:31.036862937</dc:date>
    <meta:editing-duration>PT2H13M27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